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A000000550A6F1D948BFC60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in" table:align="left"/>
    </style:style>
    <style:style style:name="Table2.A" style:family="table-column">
      <style:table-column-properties style:column-width="0.7361in"/>
    </style:style>
    <style:style style:name="Table2.B" style:family="table-column">
      <style:table-column-properties style:column-width="0.4799in"/>
    </style:style>
    <style:style style:name="Table2.C" style:family="table-column">
      <style:table-column-properties style:column-width="0.8201in"/>
    </style:style>
    <style:style style:name="Table2.D" style:family="table-column">
      <style:table-column-properties style:column-width="0.4181in"/>
    </style:style>
    <style:style style:name="Table2.E" style:family="table-column">
      <style:table-column-properties style:column-width="0.5521in"/>
    </style:style>
    <style:style style:name="Table2.F" style:family="table-column">
      <style:table-column-properties style:column-width="0.7188in"/>
    </style:style>
    <style:style style:name="Table2.G" style:family="table-column">
      <style:table-column-properties style:column-width="0.6875in"/>
    </style:style>
    <style:style style:name="Table2.H" style:family="table-column">
      <style:table-column-properties style:column-width="0.9479in"/>
    </style:style>
    <style:style style:name="Table2.I" style:family="table-column">
      <style:table-column-properties style:column-width="0.375in"/>
    </style:style>
    <style:style style:name="Table2.J" style:family="table-column">
      <style:table-column-properties style:column-width="0.8646in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paragraph-properties fo:margin-left="-0.0071in" fo:margin-right="0.1701in" fo:text-indent="0in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Frame_20_contents">
      <style:text-properties officeooo:rsid="00106ff6" officeooo:paragraph-rsid="00106ff6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10f9d8"/>
    </style:style>
    <style:style style:name="T3" style:family="text">
      <style:text-properties officeooo:rsid="001ab4d5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shadow="none" draw:shadow-opacity="100%"/>
    </style:style>
    <style:style style:name="fr5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>
        <style:columns fo:column-count="1" fo:column-gap="0in"/>
      </style:graphic-properties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Frame1" text:anchor-type="page" text:anchor-page-number="1" svg:x="0.4665in" svg:y="1.089in" svg:width="1.2839in" draw:z-index="0">
        <draw:text-box fo:min-height="0.3398in">
          <text:p text:style-name="Standard"><text:text-input text:description="&lt;o.partner_id.cafatid and o.partner_id.cafatid or ' '&gt;">cafatid</text:text-input><text:s/></text:p>
        </draw:text-box>
      </draw:frame>
      <draw:frame draw:style-name="fr4" draw:name="Frame5" text:anchor-type="page" text:anchor-page-number="1" svg:x="6.6146in" svg:y="1.5138in" svg:width="1.2374in" draw:z-index="4">
        <draw:text-box fo:min-height="0.2563in">
          <text:p text:style-name="Standard"><text:text-input text:description="&lt;formatLang(o.partner_id.dob,date=True)&gt;">dob</text:text-input></text:p>
        </draw:text-box>
      </draw:frame>
      <draw:frame draw:style-name="fr5" draw:name="Frame6" text:anchor-type="page" text:anchor-page-number="1" svg:x="0.2811in" svg:y="9.5811in" svg:width="7.2598in" draw:z-index="6">
        <draw:text-box fo:min-height="1.6417in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o.date_acte and formatLang(o.date_acte,date=True) or ''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3" draw:name="Frame7" text:anchor-type="page" text:anchor-page-number="1" svg:x="1.8965in" svg:y="8.1728in" svg:width="3.9465in" draw:z-index="5">
        <draw:text-box fo:min-height="0.2665in">
          <text:p text:style-name="Standard"><text:span text:style-name="T1"><text:text-input text:description="&lt;o.partner_id.name&gt;">&lt;o.partner_id.fullname&gt;</text:text-input></text:span><text:span text:style-name="T1"><text:s/></text:span><text:span text:style-name="T1"><text:text-input text:description="&lt;o.partner_id.firstname&gt;">&lt;o.partner_id.fullname&gt;</text:text-input></text:span></text:p>
        </draw:text-box>
      </draw:frame>
      <text:p text:style-name="Standard"><draw:frame draw:style-name="fr2" draw:name="Frame4" text:anchor-type="paragraph" svg:x="3.7445in" svg:y="1.5335in" svg:width="1.8591in" draw:z-index="3"><draw:text-box fo:min-height="0.3398in"><text:p text:style-name="Standard"><text:text-input text:description="&lt;o.partner_id.firstname&gt;">firstname</text:text-input></text:p></draw:text-box></draw:frame><draw:frame draw:style-name="fr2" draw:name="Frame3" text:anchor-type="paragraph" svg:x="0.7161in" svg:y="1.5047in" svg:width="2.6165in" draw:z-index="2"><draw:text-box fo:min-height="0.3618in"><text:p text:style-name="Table_20_Contents"><text:text-input text:description="&lt;o.partner_id.name&gt;">lastname</text:text-input></text:p></draw:text-box></draw:frame><draw:frame draw:style-name="fr2" draw:name="Frame2" text:anchor-type="paragraph" svg:x="6.6146in" svg:y="1.1717in" svg:width="0.8256in" draw:z-index="1"><draw:text-box fo:min-height="0.3429in"><text:p text:style-name="Standard"><text:text-input text:description="&lt;o.partner_id.amgid and o.partner_id.amgid or ' '&gt;">amgid</text:text-input></text:p></draw:text-box></draw:frame><draw:frame draw:style-name="fr1" draw:name="Frame8" text:anchor-type="paragraph" svg:x="4.6035in" svg:y="3.7772in" svg:width="0.7902in" draw:z-index="8"><draw:text-box fo:min-height="0.2in"><text:p text:style-name="Frame_20_contents"><text:text-input text:description="&lt;if test=&quot;o.ae&quot;&gt;">ifAE</text:text-input><text:span text:style-name="T3">AE</text:span><text:span text:style-name="T3"><text:text-input text:description="&lt;/if&gt;">&lt;/if&gt;</text:text-input></text:span></text:p></draw:text-box></draw:frame><draw:frame draw:style-name="fr6" draw:name="Image1" text:anchor-type="paragraph" svg:x="1.0374in" svg:y="6.6457in" svg:width="2.2346in" svg:height="0.7138in" draw:z-index="7"><draw:image xlink:href="Pictures/100002010000010A000000550A6F1D948BFC6074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run-through" style:number-wrapped-paragraphs="no-limit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2.0075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1-26T21:02:58</meta:creation-date>
    <dc:date>2021-01-26T00:43:45.440178712</dc:date>
    <meta:editing-duration>PT4H29M53S</meta:editing-duration>
    <meta:editing-cycles>105</meta:editing-cycles>
    <meta:generator>LibreOffice/6.4.6.2$Linux_X86_64 LibreOffice_project/40$Build-2</meta:generator>
    <meta:printed-by>Laurent FRANCOIS</meta:printed-by>
    <meta:print-date>2017-08-03T03:53:56.401747437</meta:print-date>
    <meta:document-statistic meta:table-count="1" meta:image-count="1" meta:object-count="0" meta:page-count="1" meta:paragraph-count="15" meta:word-count="50" meta:character-count="272" meta:non-whitespace-character-count="266"/>
  </office:meta>
</office:document-meta>
</file>